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style:font-name="Times New Roman" fo:font-size="12pt" fo:language="en" fo:country="US" fo:font-style="normal"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_20__28_user_29_">
      <style:paragraph-properties fo:line-height="200%" fo:text-align="center" style:justify-single-word="false"/>
      <style:text-properties style:font-name="Times New Roman" fo:font-size="12pt" fo:language="en" fo:country="US" fo:font-style="normal"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_20__28_user_29_">
      <style:paragraph-properties fo:line-height="200%" fo:text-align="start" style:justify-single-word="false"/>
      <style:text-properties style:font-name="Times New Roman" fo:font-size="12pt" fo:language="en" fo:country="US" fo:font-style="normal"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_20__28_user_29_">
      <style:paragraph-properties fo:line-height="200%" fo:text-align="center" style:justify-single-word="false"/>
      <style:text-properties style:font-name="Times New Roman" fo:font-size="12pt" fo:language="en" fo:country="US" fo:font-style="normal" style:text-underline-style="solid" style:text-underline-width="auto" style:text-underline-color="font-color"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Standard_20__28_user_29_">
      <style:paragraph-properties fo:line-height="200%" fo:text-align="center" style:justify-single-word="false"/>
      <style:text-properties officeooo:paragraph-rsid="000be7cf"/>
    </style:style>
    <style:style style:name="P6" style:family="paragraph" style:parent-style-name="Standard_20__28_user_29_">
      <style:paragraph-properties fo:line-height="200%" fo:text-align="start" style:justify-single-word="false"/>
      <style:text-properties officeooo:paragraph-rsid="002b63e0"/>
    </style:style>
    <style:style style:name="P7" style:family="paragraph" style:parent-style-name="Standard_20__28_user_29_">
      <style:paragraph-properties fo:line-height="200%" fo:text-align="start" style:justify-single-word="false"/>
      <style:text-properties officeooo:paragraph-rsid="003c525a"/>
    </style:style>
    <style:style style:name="P8" style:family="paragraph" style:parent-style-name="Standard_20__28_user_29_">
      <style:paragraph-properties fo:line-height="200%" fo:text-align="start" style:justify-single-word="false"/>
      <style:text-properties officeooo:paragraph-rsid="0041d141"/>
    </style:style>
    <style:style style:name="P9" style:family="paragraph" style:parent-style-name="Standard_20__28_user_29_">
      <style:paragraph-properties fo:line-height="200%" fo:text-align="start" style:justify-single-word="false"/>
      <style:text-properties officeooo:paragraph-rsid="004498b6"/>
    </style:style>
    <style:style style:name="P10" style:family="paragraph" style:parent-style-name="Standard_20__28_user_29_">
      <style:paragraph-properties fo:line-height="200%" fo:text-align="start" style:justify-single-word="false"/>
      <style:text-properties officeooo:paragraph-rsid="00469b72"/>
    </style:style>
    <style:style style:name="P11" style:family="paragraph" style:parent-style-name="Text_20_body" style:list-style-name="L1"/>
    <style:style style:name="T1"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fo:font-weight="normal" officeooo:rsid="000be7cf"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fo:font-weight="normal" officeooo:rsid="000d5488"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fo:font-weight="normal" officeooo:rsid="001cbed1"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fo:font-weight="normal" officeooo:rsid="001c0bf1"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fo:font-weight="normal" officeooo:rsid="001dce29"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fo:font-weight="normal" officeooo:rsid="001fbb6e"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fo:font-weight="normal" officeooo:rsid="00202a8d"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fo:font-weight="normal" officeooo:rsid="0023eca2"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fo:font-weight="normal" officeooo:rsid="0024bb95"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fo:font-weight="normal" officeooo:rsid="00268cde"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fo:font-weight="normal" officeooo:rsid="002d92c3"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fo:font-weight="normal" officeooo:rsid="002eadf8"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fo:font-weight="normal" officeooo:rsid="0032d8c6"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fo:font-weight="normal" officeooo:rsid="0033a0e8"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fo:font-weight="normal" officeooo:rsid="0033b1e3"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language="en" fo:country="US" fo:font-style="normal" fo:font-weight="normal" officeooo:rsid="00374e75"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language="en" fo:country="US" fo:font-style="normal" fo:font-weight="normal" officeooo:rsid="00513d96" style:font-name-asian="Times New Roman1"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language="en" fo:country="US" fo:font-style="normal" fo:font-weight="normal" officeooo:rsid="00617335"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language="en" fo:country="US" fo:font-style="normal" style:text-underline-style="none" fo:font-weight="normal" officeooo:rsid="003c525a"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language="en" fo:country="US" fo:font-style="normal" style:text-underline-style="none" fo:font-weight="normal" officeooo:rsid="004092e8"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language="en" fo:country="US" fo:font-style="normal" style:text-underline-style="none" fo:font-weight="normal" officeooo:rsid="0041d141"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language="en" fo:country="US" fo:font-style="normal" style:text-underline-style="none" fo:font-weight="normal" officeooo:rsid="004207e3" style:font-name-asian="Times New Roman1"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language="en" fo:country="US" fo:font-style="normal" style:text-underline-style="none" fo:font-weight="normal" officeooo:rsid="004498b6" style:font-name-asian="Times New Roman1"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language="en" fo:country="US" fo:font-style="normal" style:text-underline-style="none" fo:font-weight="normal" officeooo:rsid="0044ba41" style:font-name-asian="Times New Roman1"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language="en" fo:country="US" fo:font-style="normal" style:text-underline-style="none" fo:font-weight="normal" officeooo:rsid="00469b72" style:font-name-asian="Times New Roman1"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language="en" fo:country="US" fo:font-style="normal" style:text-underline-style="none" fo:font-weight="normal" officeooo:rsid="0047f280" style:font-name-asian="Times New Roman1" style:font-size-asian="12pt" style:font-style-asian="normal" style:font-weight-asian="normal" style:font-name-complex="Times New Roman1" style:font-size-complex="12pt" style:font-style-complex="normal" style:font-weight-complex="normal"/>
    </style:style>
    <style:style style:name="T28" style:family="text">
      <style:text-properties style:font-name="Times New Roman" fo:font-size="12pt" fo:language="en" fo:country="US" fo:font-style="normal" style:text-underline-style="none" fo:font-weight="normal" officeooo:rsid="005295e2" style:font-name-asian="Times New Roman1"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n" fo:country="US" fo:font-style="normal" style:text-underline-style="none" fo:font-weight="normal" officeooo:rsid="0054936b" style:font-name-asian="Times New Roman1"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en" fo:country="US" fo:font-style="normal" style:text-underline-style="none" fo:font-weight="normal" officeooo:rsid="00579aba" style:font-name-asian="Times New Roman1" style:font-size-asian="12pt" style:font-style-asian="normal" style:font-weight-asian="normal" style:font-name-complex="Times New Roman1" style:font-size-complex="12pt" style:font-style-complex="normal" style:font-weight-complex="normal"/>
    </style:style>
    <style:style style:name="T31" style:family="text">
      <style:text-properties officeooo:rsid="00513d96"/>
    </style:style>
    <style:style style:name="T32" style:family="text">
      <style:text-properties officeooo:rsid="0054936b"/>
    </style:style>
    <style:style style:name="T33" style:family="text">
      <style:text-properties officeooo:rsid="00579aba"/>
    </style:style>
    <style:style style:name="T34" style:family="text">
      <style:text-properties officeooo:rsid="0061733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2">ISEC6</text:span><text:span text:style-name="T19">55</text:span><text:span text:style-name="T1"> Fall Term 2022</text:span></text:p>
      <text:p text:style-name="P5"><text:span text:style-name="T1"><text:s/>Eric Webb</text:span></text:p>
      <text:p text:style-name="P5"><text:span text:style-name="T1">Assignment </text:span><text:span text:style-name="T2">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a.</text:p>
      <text:p text:style-name="P4">Describe the role of governance in managing information security at your workplace. Describe the scope of governance at your organization or an organization that you are familiar with or previously worked for, in your opinion is the scope adequate? <text:s/>(Hint: IT principles, IT architecture, IT infrastructure, Business application needs, IT investment and prioritization)</text:p>
      <text:p text:style-name="P4"/>
      <text:p text:style-name="P6"><text:span text:style-name="T5">The role of governance at my current workplace </text:span><text:span text:style-name="T4">is to </text:span><text:span text:style-name="T5">provide a strategic </text:span><text:span text:style-name="T4">view of the security controls at our organization. For my current position this can be complicated given the scope is a multilateral exchange between many defense contractors, the US military, and other nation </text:span><text:span text:style-name="T6">states</text:span><text:span text:style-name="T11">.</text:span><text:span text:style-name="T4"> </text:span><text:span text:style-name="T11">T</text:span><text:span text:style-name="T4">hese reasons bring challenges to establishing who is responsible for making decisions. </text:span><text:span text:style-name="T7">An example of this in my line of work is when we are given access to an outside code base but not </text:span><text:span text:style-name="T18">the</text:span><text:span text:style-name="T7"> testing suites, this is </text:span><text:span text:style-name="T8">information security </text:span><text:span text:style-name="T7">governance because someone made the decision that certain code can be published while others parts of the code could not </text:span><text:span text:style-name="T12">for financial or security reasons</text:span><text:span text:style-name="T7">. </text:span><text:span text:style-name="T8">With all the multiple parties involved it becomes cumbersome establishing frameworks of accountability, an example of this is when many algorithms have to add up to a single output. Each algorithm has a product owner or team lead who is accountable for that particular algorithm working. </text:span><text:span text:style-name="T9">All that accountability has to be established and accounted </text:span><text:span text:style-name="T13">for</text:span><text:span text:style-name="T10"> </text:span><text:span text:style-name="T12">at a higher lever. </text:span><text:span text:style-name="T14">If the algorithms were to fail those in charge of the governance would be held accountable, in my case the C-Level Executives, Senior Military, and Government Officials. </text:span><text:span text:style-name="T17">Of course being a publicly traded company this is all to benefit the shareholders.</text:span><text:span text:style-name="T14"> </text:span><text:span text:style-name="T15">Given all the moving parts I feel the scope is more than adequate, the security enacted policies set in place are pretty excessive </text:span><text:span text:style-name="T16">for good reason and the frameworks for accountability can sometimes be contested but overall pretty identifiable </text:span><text:span text:style-name="T18">and traceable.</text:span></text:p>
      <text:p text:style-name="P3"/>
      <text:p text:style-name="P3"/>
      <text:p text:style-name="P2"/>
      <text:p text:style-name="P2"><text:soft-page-break/>1b.</text:p>
      <text:p text:style-name="P4"><text:tab/>Describe in your own words the components of governance; explain how would you successfully engaged senior management to support security governance initiatives at your the workplace?(Hint: OECD). </text:p>
      <text:p text:style-name="P7"><text:span text:style-name="T20">In my own words the components of governance are taking care of shareholders financially and by holding the utmost morals. Establishing <text:s/></text:span><text:span text:style-name="T21">accountable </text:span><text:span text:style-name="T20">frameworks for success, being transparent as possible about that success, and bearing the responsibility when things go south. </text:span><text:span text:style-name="T21">In my line of work I help persuade upper management to support security governance initiatives by helping define policies of how software should be written and deployed. This helps them make a decision on how that software can be securely governed. This is typically done in a weekly or bi-weekly meeting with the projects management team as liaisons to senior management.</text:span></text:p>
      <text:p text:style-name="P4"/>
      <text:p text:style-name="P4">1c.</text:p>
      <text:p text:style-name="P4"><text:tab/>Consider the various IT Governance Challenges, describe one unique governance challenge at you workplace during the current Covid-19 pandemic and the move to enable worker to work from home.</text:p>
      <text:p text:style-name="P8"><text:span text:style-name="T22">One of the hardest IT Governance Challenges due to the Covid-19 pandemic remote work was fulfilling the need to work on secure networks. Typically my line of work is in a skiff </text:span><text:span text:style-name="T23">using </text:span><text:span text:style-name="T22">a network </text:span><text:span text:style-name="T23">that is </text:span><text:span text:style-name="T22">closed off from the outside world. This </text:span><text:span text:style-name="T23">even</text:span><text:span text:style-name="T22"> includes cell phone </text:span><text:span text:style-name="T23">use within that skiff</text:span><text:span text:style-name="T22">. Because of remote work these policies were forced to change and VPN access to secure networks needed to be administered. This also forced a more lenient policy when it came to cell phone use </text:span><text:span text:style-name="T23">because it couldn't be monitored from home. To deter this </text:span><text:span text:style-name="T28">the IT governance staff implemented</text:span><text:span text:style-name="T22"> more training, </text:span><text:span text:style-name="T23">enforcing the importance of classified information and acceptable use policy. </text:span></text:p>
      <text:p text:style-name="P8"><text:span text:style-name="T23"/></text:p>
      <text:p text:style-name="P4">1f.</text:p>
      <text:p text:style-name="P4"><text:soft-page-break/>I. describe in detail one benefit realized at your workplace</text:p>
      <text:p text:style-name="P9"><text:span text:style-name="T24">One benefit of good governance that has be</text:span><text:span text:style-name="T29">en</text:span><text:span text:style-name="T24"> recognized lately is the substantial drop in price of our product to the customer. This is the benefit of getting </text:span><text:span text:style-name="T25">the </text:span><text:span text:style-name="T24">structure to optimize and allocate resources. This </text:span><text:span text:style-name="T25">helped</text:span><text:span text:style-name="T24"> production cost to fall and profit to rise while simultaneously streamlining processes for employees. </text:span><text:span text:style-name="T29">This made the customers, shareholders, and employees all happy.</text:span></text:p>
      <text:p text:style-name="P9"><text:span text:style-name="T29"/></text:p>
      <text:p text:style-name="P4">II. describe in detail one benefit not realized at your workplace</text:p>
      <text:p text:style-name="P10"><text:span text:style-name="T26">A benefit not being recognized is assurance that critical decision</text:span><text:span text:style-name="T30">s</text:span><text:span text:style-name="T26"> are not based on faulty information. With so many moving parts it is easy for a mistake to happen. </text:span><text:span text:style-name="T27">When making decisions about software architecture and design it is imperative that </text:span><text:span text:style-name="T30">we are</text:span><text:span text:style-name="T27"> </text:span><text:span text:style-name="T30">presenting </text:span><text:span text:style-name="T27">ideas with upper management in a clear and transparent way. Any faulty information can have larger consequences down the line. I have seen situations where because the source code provided doesn't have data points to compare right and wrong answers too, it has been hard to present with confidence that information is faulty or not </text:span><text:span text:style-name="T30">to management.</text:span><text:span text:style-name="T27"> This can cause problems for IT governance professionals to base decisions off of.</text:span></text:p>
      <text:list xml:id="list845025465" text:style-name="L1">
        <text:list-header>
          <text:p text:style-name="P11"><text:s/></text:p>
        </text:list-header>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0-18T23:43:05.545176948</dc:date>
    <meta:editing-duration>PT1H47M46S</meta:editing-duration>
    <meta:editing-cycles>39</meta:editing-cycles>
    <meta:generator>LibreOffice/6.4.7.2$Linux_X86_64 LibreOffice_project/40$Build-2</meta:generator>
    <meta:document-statistic meta:table-count="0" meta:image-count="0" meta:object-count="0" meta:page-count="4" meta:paragraph-count="18" meta:word-count="786" meta:character-count="4902" meta:non-whitespace-character-count="4126"/>
  </office:meta>
</office:document-meta>
</file>